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paragraph-properties fo:keep-together="always"/>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margin-left="0.37cm" fo:margin-right="0cm" fo:text-indent="0cm" style:auto-text-indent="false">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6" style:family="paragraph" style:parent-style-name="Subtitle">
      <style:paragraph-properties fo:padding="0.074cm" fo:border-left="none" fo:border-right="none" fo:border-top="none" fo:border-bottom="0.99pt solid #000000" style:join-border="false"/>
      <style:text-properties style:font-name="Optima1"/>
    </style:style>
    <style:style style:name="P47" style:family="paragraph" style:parent-style-name="Standard" style:master-page-name="">
      <style:paragraph-properties style:page-number="auto">
        <style:tab-stops/>
      </style:paragraph-properties>
    </style:style>
    <style:style style:name="P48" style:family="paragraph" style:parent-style-name="Contents_20_2">
      <style:paragraph-properties>
        <style:tab-stops>
          <style:tab-stop style:position="0cm"/>
        </style:tab-stops>
      </style:paragraph-properties>
    </style:style>
    <style:style style:name="P49" style:family="paragraph" style:parent-style-name="Contents_20_1">
      <style:paragraph-properties>
        <style:tab-stops>
          <style:tab-stop style:position="0cm"/>
          <style:tab-stop style:position="3cm"/>
        </style:tab-stops>
      </style:paragraph-properties>
    </style:style>
    <style:style style:name="P50" style:family="paragraph" style:parent-style-name="Standard" style:master-page-name="Index">
      <style:paragraph-properties fo:margin-left="0cm" fo:margin-right="0cm" fo:text-indent="0cm" style:auto-text-indent="false" style:page-number="auto"/>
    </style:style>
    <style:style style:name="P51" style:family="paragraph" style:parent-style-name="Standard" style:master-page-name="Index">
      <style:paragraph-properties style:page-number="auto"/>
    </style:style>
    <style:style style:name="P52" style:family="paragraph" style:parent-style-name="Standard" style:list-style-name=""/>
    <style:style style:name="P53" style:family="paragraph" style:parent-style-name="List" style:list-style-name="L13"/>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11">
      <style:paragraph-properties fo:margin-left="2.341cm" fo:margin-right="0cm" fo:text-indent="0cm" style:auto-text-indent="false"/>
    </style:style>
    <style:style style:name="P56" style:family="paragraph" style:parent-style-name="List" style:list-style-name="L13">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9"/>
    <style:style style:name="P68" style:family="paragraph" style:parent-style-name="Table_20_Contents" style:list-style-name="L10"/>
    <style:style style:name="P69" style:family="paragraph" style:parent-style-name="Table_20_Contents" style:list-style-name="L12"/>
    <style:style style:name="P70" style:family="paragraph" style:parent-style-name="Table_20_Contents" style:list-style-name="L12">
      <style:paragraph-properties fo:keep-together="always"/>
      <style:text-properties fo:font-size="10pt" style:letter-kerning="false"/>
    </style:style>
    <style:style style:name="P71" style:family="paragraph" style:parent-style-name="Table_20_Contents" style:list-style-name="L12">
      <style:text-properties fo:font-size="10pt" style:letter-kerning="false"/>
    </style:style>
    <style:style style:name="P72" style:family="paragraph" style:parent-style-name="Table_20_Contents" style:list-style-name="L12">
      <style:text-properties fo:font-weight="normal" style:font-weight-asian="normal" style:font-weight-complex="normal"/>
    </style:style>
    <style:style style:name="P73" style:family="paragraph" style:parent-style-name="Table_20_Contents">
      <style:paragraph-properties fo:text-align="center" style:justify-single-word="false"/>
      <style:text-properties fo:color="#ffffff"/>
    </style:style>
    <style:style style:name="P74" style:family="paragraph" style:parent-style-name="Table_20_Contents" style:list-style-name="L12">
      <style:paragraph-properties fo:margin-left="0.415cm" fo:margin-right="0.011cm" fo:text-indent="0cm" style:auto-text-indent="false"/>
    </style:style>
    <style:style style:name="P75" style:family="paragraph" style:parent-style-name="Table_20_Contents" style:list-style-name="L12">
      <style:paragraph-properties fo:margin-left="0.415cm" fo:margin-right="0.011cm" fo:text-indent="0cm" style:auto-text-indent="false">
        <style:tab-stops/>
      </style:paragraph-properties>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Heading_20_2">
      <style:paragraph-properties fo:break-before="page"/>
    </style:style>
    <style:style style:name="P79" style:family="paragraph" style:parent-style-name="Heading_20_2">
      <style:paragraph-properties fo:margin-left="3cm" fo:margin-right="0cm" fo:text-indent="0cm" style:auto-text-indent="false"/>
    </style:style>
    <style:style style:name="P8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5">version 1.3.17</text:p>
      <text:p text:style-name="P46">Installation and Configuration Guide</text:p>
      <text:p text:style-name="P7"/>
      <text:p text:style-name="P5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ne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Chapter 1<text:tab/>About this Guide <text:s text:c="2"/><text:tab/>3</text:p>
          <text:p text:style-name="P49">Chapter 2<text:tab/>Introduction <text:s text:c="2"/><text:tab/>4</text:p>
          <text:p text:style-name="P48">Architecture <text:s text:c="2"/><text:tab/>5</text:p>
          <text:p text:style-name="P49">Chapter 3<text:tab/>System Requirements <text:s text:c="2"/><text:tab/>6</text:p>
          <text:p text:style-name="P48">Assumptions <text:s text:c="2"/><text:tab/>6</text:p>
          <text:p text:style-name="P48">Minimum Hardware Requirements <text:s text:c="2"/><text:tab/>7</text:p>
          <text:p text:style-name="P48">Operating System Requirements <text:s text:c="2"/><text:tab/>8</text:p>
          <text:p text:style-name="P49">Chapter 4<text:tab/>Installation <text:s text:c="2"/><text:tab/>9</text:p>
          <text:p text:style-name="P48">Software Downloads <text:s text:c="2"/><text:tab/>9</text:p>
          <text:p text:style-name="P48">Software Installation <text:s text:c="2"/><text:tab/>9</text:p>
          <text:p text:style-name="P49">Chapter 5<text:tab/>Configuration <text:s text:c="2"/><text:tab/>10</text:p>
          <text:p text:style-name="P48">GNUstep Environment Overview <text:s text:c="2"/><text:tab/>10</text:p>
          <text:p text:style-name="P48">Preferences Hierarchy <text:s text:c="2"/><text:tab/>11</text:p>
          <text:p text:style-name="P48">General Preferences <text:s text:c="2"/><text:tab/>12</text:p>
          <text:p text:style-name="P48">Authentication using LDAP <text:s text:c="2"/><text:tab/>16</text:p>
          <text:p text:style-name="P48">LDAP Attributes Indexing <text:s text:c="2"/><text:tab/>21</text:p>
          <text:p text:style-name="P48">Authenticating using C.A.S. <text:s text:c="2"/><text:tab/>21</text:p>
          <text:p text:style-name="P48">Database Configuration <text:s text:c="2"/><text:tab/>22</text:p>
          <text:p text:style-name="P48">Authentication using SQL <text:s text:c="2"/><text:tab/>24</text:p>
          <text:p text:style-name="P48">SMTP Server Configuration <text:s text:c="2"/><text:tab/>26</text:p>
          <text:p text:style-name="P48">IMAP Server Configuration <text:s text:c="2"/><text:tab/>27</text:p>
          <text:p text:style-name="P48">Web Interface Configuration <text:s text:c="2"/><text:tab/>29</text:p>
          <text:p text:style-name="P48">SOGo Configuration Summary <text:s text:c="2"/><text:tab/>33</text:p>
          <text:p text:style-name="P48">Multi-domains Configuration <text:s text:c="2"/><text:tab/>34</text:p>
          <text:p text:style-name="P48">Apache Configuration <text:s text:c="2"/><text:tab/>37</text:p>
          <text:p text:style-name="P48">Starting Services <text:s text:c="2"/><text:tab/>37</text:p>
          <text:p text:style-name="P48">Cronjob — EMail reminders <text:s text:c="2"/><text:tab/>38</text:p>
          <text:p text:style-name="P48"><text:soft-page-break/>Cronjob — Vacation messages expiration <text:s text:c="2"/><text:tab/>38</text:p>
          <text:p text:style-name="P49">Chapter 6<text:tab/>Managing User Accounts <text:s text:c="2"/><text:tab/>39</text:p>
          <text:p text:style-name="P48">Creating the SOGo Administrative Account <text:s text:c="2"/><text:tab/>39</text:p>
          <text:p text:style-name="P48">Creating a User Account <text:s text:c="2"/><text:tab/>40</text:p>
          <text:p text:style-name="P49">Chapter 7<text:tab/>Funambol <text:s text:c="2"/><text:tab/>41</text:p>
          <text:p text:style-name="P49">Chapter 8<text:tab/>Using SOGo <text:s text:c="2"/><text:tab/>44</text:p>
          <text:p text:style-name="P48">SOGo Web Interface <text:s text:c="2"/><text:tab/>44</text:p>
          <text:p text:style-name="P48">Mozilla Thunderbird and Lightning <text:s text:c="2"/><text:tab/>44</text:p>
          <text:p text:style-name="P48">Apple iCal <text:s text:c="2"/><text:tab/>45</text:p>
          <text:p text:style-name="P48">Apple AddressBook <text:s text:c="2"/><text:tab/>45</text:p>
          <text:p text:style-name="P48">Funambol / Mobile Devices <text:s text:c="2"/><text:tab/>46</text:p>
          <text:p text:style-name="P49">Chapter 9<text:tab/>Upgrading <text:s text:c="2"/><text:tab/>48</text:p>
          <text:p text:style-name="P49">Chapter 10<text:tab/>Additional Information <text:s text:c="2"/><text:tab/>49</text:p>
          <text:p text:style-name="P49">Chapter 11<text:tab/>Commercial Support and Contact Information <text:s text:c="2"/><text:tab/>50</text:p>
        </text:index-body>
      </text:table-of-content>
      <text:p text:style-name="Standard"/>
      <text:h text:style-name="P7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8"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7" text:outline-level="1">System Requirements</text:h>
      <text:h text:style-name="Heading_20_2" text:outline-level="2">Assumptions</text:h>
      <text:p text:style-name="Standard">SOGo reuses many components in an infrastructure. Thus, it requires the following <text:s/>:</text:p>
      <text:list xml:id="list1268028934"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8"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457646380" text:style-name="L2">
              <text:list-item>
                <text:p text:style-name="P59"><text:s/>Intel, AMD, or PowerPC CPU 1 GHz</text:p>
              </text:list-item>
            </text:list>
            <text:list xml:id="list1492329154" text:style-name="L3">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290159788" text:style-name="L4">
              <text:list-item>
                <text:p text:style-name="P62"><text:s/>Intel, AMD or PowerPC CPU 3 GHz</text:p>
              </text:list-item>
            </text:list>
            <text:list xml:id="list479412229" text:style-name="L4">
              <text:list-item>
                <text:p text:style-name="P62"><text:s/>2048 MB of RAM</text:p>
              </text:list-item>
            </text:list>
            <text:list xml:id="list1103260049" text:style-name="L5">
              <text:list-header>
                <text:p text:style-name="P63"><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293417168" text:style-name="L6">
              <text:list-item>
                <text:p text:style-name="P64"><text:s/>Intel, AMD, or PowerPC CPU 1.5 GHz</text:p>
              </text:list-item>
            </text:list>
            <text:list xml:id="list176431456" text:style-name="L6">
              <text:list-item>
                <text:p text:style-name="P64"><text:s/>1024x768 monitor resolution</text:p>
              </text:list-item>
            </text:list>
            <text:list xml:id="list1084879091" text:style-name="L6">
              <text:list-item>
                <text:p text:style-name="P64"><text:s/>512 MB of RAM</text:p>
                <text:p text:style-name="P64"><text:s/>128 Kbps or higher network connection</text:p>
              </text:list-item>
            </text:list>
            <text:p text:style-name="Table_20_Contents"/>
            <text:p text:style-name="Table_20_Contents">Microsoft Windows</text:p>
            <text:list xml:id="list2162954534" text:style-name="L7">
              <text:list-item>
                <text:p text:style-name="P65"><text:s/>Microsoft Windows XP SP2 or Vista</text:p>
              </text:list-item>
            </text:list>
            <text:p text:style-name="Table_20_Contents"/>
            <text:p text:style-name="Table_20_Contents">Apple Mac OS X</text:p>
            <text:list xml:id="list1496741992" text:style-name="L8">
              <text:list-item>
                <text:p text:style-name="P66"><text:s/>Apple Mac OS X 10.2 or later</text:p>
              </text:list-item>
            </text:list>
            <text:p text:style-name="Table_20_Contents"/>
            <text:p text:style-name="Table_20_Contents">Linux</text:p>
            <text:list xml:id="list1442284056" text:style-name="L9">
              <text:list-item>
                <text:p text:style-name="P6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995787326" text:style-name="L10">
              <text:list-item>
                <text:p text:style-name="P68"><text:s/>Palm OS based devices with Synthesis SyncML Client</text:p>
              </text:list-item>
              <text:list-item>
                <text:p text:style-name="P68"><text:s/>Research In Motion (RIM) BlackBerry devices with Funambol client</text:p>
              </text:list-item>
              <text:list-item>
                <text:p text:style-name="P68"><text:s/>Microsoft Windows Mobile PocketPC or SmartPhone with the Funambol client</text:p>
              </text:list-item>
            </text:list>
            <text:p text:style-name="Table_20_Contents"/>
            <text:list xml:id="list2136631543" text:continue-numbering="true" text:style-name="L10">
              <text:list-header>
                <text:p text:style-name="P68">Apple iPhone / iPod / iPad using Apple iOS 3.0 or later</text:p>
              </text:list-header>
            </text:list>
          </table:table-cell>
        </table:table-row>
      </table:table>
      <text:p text:style-name="Standard"/>
      <text:h text:style-name="P78" text:outline-level="2">Operating System Requirements</text:h>
      <text:p text:style-name="Standard">The following 32-bit and 64-bit operating systems are currently supported by SOGo :</text:p>
      <text:list xml:id="list2180592481" text:style-name="L11">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8"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8" office:value-type="string">
            <text:p text:style-name="Table_20_Contents">WOPort</text:p>
          </table:table-cell>
          <table:table-cell table:style-name="Table4.C2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8" office:value-type="string">
            <text:p text:style-name="Table_20_Contents">WOLogFile</text:p>
          </table:table-cell>
          <table:table-cell table:style-name="Table4.C2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8" office:value-type="string">
            <text:p text:style-name="Table_20_Contents">WOPidFile</text:p>
          </table:table-cell>
          <table:table-cell table:style-name="Table4.C2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8" office:value-type="string">
            <text:p text:style-name="Table_20_Contents">WOWatchDogRequestTimeout</text:p>
          </table:table-cell>
          <table:table-cell table:style-name="Table4.C2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8" office:value-type="string">
            <text:p text:style-name="Table_20_Contents">SxVMemLimit</text:p>
          </table:table-cell>
          <table:table-cell table:style-name="Table4.C28"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8" office:value-type="string">
            <text:p text:style-name="Table_20_Contents">SOGoMemcachedHost</text:p>
          </table:table-cell>
          <table:table-cell table:style-name="Table4.C2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0">S</text:p>
          </table:table-cell>
          <table:table-cell table:style-name="Table4.B28" office:value-type="string">
            <text:p text:style-name="Table_20_Contents">SOGoCacheCleanupInterval</text:p>
          </table:table-cell>
          <table:table-cell table:style-name="Table4.C2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8" office:value-type="string">
            <text:p text:style-name="Table_20_Contents">SOGoAuthenticationType</text:p>
          </table:table-cell>
          <table:table-cell table:style-name="Table4.C28"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8" office:value-type="string">
            <text:p text:style-name="Table_20_Contents">SOGoCASServiceURL</text:p>
          </table:table-cell>
          <table:table-cell table:style-name="Table4.C2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8" office:value-type="string">
            <text:p text:style-name="Table_20_Contents">SOGoAddressBookDAVAccessEnabled</text:p>
          </table:table-cell>
          <table:table-cell table:style-name="Table4.C28"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8" office:value-type="string">
            <text:p text:style-name="Table_20_Contents">SOGoCalendarDAVAccessEnabled</text:p>
          </table:table-cell>
          <table:table-cell table:style-name="Table4.C28"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D</text:p>
          </table:table-cell>
          <table:table-cell table:style-name="Table4.B28" office:value-type="string">
            <text:p text:style-name="Table_20_Contents">SOGoTimeZone</text:p>
          </table:table-cell>
          <table:table-cell table:style-name="Table4.C2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8" office:value-type="string">
            <text:p text:style-name="Table_20_Contents">SOGoMailDomain</text:p>
          </table:table-cell>
          <table:table-cell table:style-name="Table4.C28"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8" office:value-type="string">
            <text:p text:style-name="Table_20_Contents">SOGoAppointmentSendEMailNotifications</text:p>
          </table:table-cell>
          <table:table-cell table:style-name="Table4.C28" office:value-type="string">
            <text:p text:style-name="Table_20_Contents">Parameter used to set whether SOGo sends or not email notifications to meeting participants. Possible values are :</text:p>
            <text:list xml:id="list1584973935" text:style-name="L12">
              <text:list-header>
                <text:p text:style-name="P69">• YES – to send notifications</text:p>
                <text:p text:style-name="P69">• NO – to not send notifications</text:p>
                <text:p text:style-name="P69">Defaults to <text:span text:style-name="T7">NO</text:span> when unset.</text:p>
              </text:list-header>
            </text:list>
          </table:table-cell>
        </table:table-row>
        <table:table-row>
          <table:table-cell table:style-name="Table4.A2" office:value-type="string">
            <text:p text:style-name="P30">D</text:p>
          </table:table-cell>
          <table:table-cell table:style-name="Table4.B28" office:value-type="string">
            <text:p text:style-name="Table_20_Contents">SOGoFoldersSendEMailNotifications</text:p>
          </table:table-cell>
          <table:table-cell table:style-name="Table4.C2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8" office:value-type="string">
            <text:p text:style-name="Table_20_Contents">SOGoACLsSendEMailNotifications</text:p>
          </table:table-cell>
          <table:table-cell table:style-name="Table4.C2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8" office:value-type="string">
            <text:p text:style-name="Table_20_Contents">SOGoCalendarDefaultRoles</text:p>
          </table:table-cell>
          <table:table-cell table:style-name="Table4.C28"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94804737" text:continue-numbering="true" text:style-name="L12">
              <text:list-header>
                <text:p text:style-name="P69">• Public</text:p>
                <text:p text:style-name="P69">• Confidential</text:p>
                <text:p text:style-name="P69">• Private</text:p>
                <text:p text:style-name="P69">And each string must end with one of those values:</text:p>
                <text:p text:style-name="P69">• Viewer</text:p>
                <text:p text:style-name="P69">• DAndTViewer</text:p>
                <text:p text:style-name="P69">• Modifier</text:p>
                <text:p text:style-name="P69">• Responder</text:p>
                <text:p text:style-name="P69">The array can also contain one or many of the following strings:</text:p>
                <text:p text:style-name="P60">• Ob<text:span text:style-name="T12">jectCreator</text:span></text:p>
                <text:p text:style-name="P60"><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0">D</text:p>
          </table:table-cell>
          <table:table-cell table:style-name="Table4.B28" office:value-type="string">
            <text:p text:style-name="Table_20_Contents">SOGoContactsDefaultRoles</text:p>
          </table:table-cell>
          <table:table-cell table:style-name="Table4.C28" office:value-type="string">
            <text:p text:style-name="Table_20_Contents">Parameter used to define the default roles when giving permissions to a user to access an address book. Must be an array of one or many of the following strings:</text:p>
            <text:list xml:id="list688447800" text:continue-numbering="true" text:style-name="L12">
              <text:list-header>
                <text:p text:style-name="P60">• Obje<text:span text:style-name="T12">ctViewer</text:span></text:p>
                <text:p text:style-name="P70">• ObjectEditor</text:p>
                <text:p text:style-name="P70">• ObjectCreator</text:p>
                <text:p text:style-name="P60"><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8" office:value-type="string">
            <text:p text:style-name="Table_20_Contents">SOGoSuperUsernames</text:p>
          </table:table-cell>
          <table:table-cell table:style-name="Table4.C2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8" office:value-type="string">
            <text:p text:style-name="Table_20_Contents">SOGoLanguage</text:p>
          </table:table-cell>
          <table:table-cell table:style-name="Table4.C28" office:value-type="string">
            <text:p text:style-name="Table_20_Contents">Parameter used to set the default language used in the Web interface for SOGo. Possible values are :</text:p>
            <text:list xml:id="list250291234" text:continue-numbering="true" text:style-name="L12">
              <text:list-header>
                <text:p text:style-name="P60">• Braz<text:span text:style-name="T12">ilianPortuguese</text:span></text:p>
                <text:p text:style-name="P70">• Czech</text:p>
                <text:p text:style-name="P70">• Dutch</text:p>
                <text:p text:style-name="P71">• English</text:p>
                <text:p text:style-name="P71">• French</text:p>
                <text:p text:style-name="P71">• German</text:p>
                <text:p text:style-name="P71">• Hungarian</text:p>
              </text:list-header>
            </text:list>
            <text:list xml:id="list638348276" text:style-name="L12">
              <text:list-header>
                <text:p text:style-name="P70">• Italian</text:p>
                <text:p text:style-name="P70">• Russian</text:p>
                <text:p text:style-name="P70">• Spanish</text:p>
                <text:p text:style-name="P70">• Swedish</text:p>
                <text:p text:style-name="P60"><text:span text:style-name="T12">• Wel</text:span>sh</text:p>
              </text:list-header>
            </text:list>
          </table:table-cell>
        </table:table-row>
        <table:table-row>
          <table:table-cell table:style-name="Table4.A2" office:value-type="string">
            <text:p text:style-name="P30">U</text:p>
          </table:table-cell>
          <table:table-cell table:style-name="Table4.B28" office:value-type="string">
            <text:p text:style-name="Table_20_Contents">SOGoAppointmentSendEMailReceipts</text:p>
          </table:table-cell>
          <table:table-cell table:style-name="Table4.C28" office:value-type="string">
            <text:p text:style-name="Table_20_Contents">Parameter used to set whether SOGo sends or not email receipts to the organizer. Possible values are :</text:p>
            <text:list xml:id="list2021795682" text:continue-list="list250291234" text:style-name="L12">
              <text:list-header>
                <text:p text:style-name="P69">• YES – to send notifications</text:p>
                <text:p text:style-name="P69">• NO – to not send notifications</text:p>
              </text:list-header>
            </text:list>
            <text:p text:style-name="Table_20_Contents">Defaults to NO when unset.</text:p>
          </table:table-cell>
        </table:table-row>
        <table:table-row>
          <table:table-cell table:style-name="Table4.A2" office:value-type="string">
            <text:p text:style-name="P30">D</text:p>
          </table:table-cell>
          <table:table-cell table:style-name="Table4.B28" office:value-type="string">
            <text:p text:style-name="Table_20_Contents">SOGoLDAPContactInfoAttribute</text:p>
          </table:table-cell>
          <table:table-cell table:style-name="Table4.C2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8" office:value-type="string">
            <text:p text:style-name="Table_20_Contents">SOGoiPhoneForceAllDayTransparency</text:p>
          </table:table-cell>
          <table:table-cell table:style-name="Table4.C28"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EnablePublicAccess</text:p>
          </table:table-cell>
          <table:table-cell table:style-name="Table4.C28" office:value-type="string">
            <text:p text:style-name="P34">Parameter used to allow or not your users to share publicly (ie., requiring not authentication) their calendars and address books.</text:p>
            <text:p text:style-name="P34">Possible values are :</text:p>
            <text:list xml:id="list836287563" text:continue-numbering="true" text:style-name="L12">
              <text:list-header>
                <text:p text:style-name="P69">• YES – to allow them</text:p>
                <text:p text:style-name="P69">• NO – to prevent them from doing so</text:p>
              </text:list-header>
            </text:list>
            <text:p text:style-name="P34"><text:soft-page-break/>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PasswordChangeEnabled</text:p>
          </table:table-cell>
          <table:table-cell table:style-name="Table4.C28" office:value-type="string">
            <text:p text:style-name="P34">Parameter used to allow or not users to change their passwords from SOGo.</text:p>
            <text:p text:style-name="P34">Possible values are :</text:p>
            <text:list xml:id="list354608396" text:continue-numbering="true" text:style-name="L12">
              <text:list-header>
                <text:p text:style-name="P69">• YES – to allow them</text:p>
                <text:p text:style-name="P6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8" office:value-type="string">
            <text:p text:style-name="Table_20_Contents">SOGoSupportedLanguages</text:p>
          </table:table-cell>
          <table:table-cell table:style-name="Table4.C28"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9" office:value-type="string">
            <text:p text:style-name="Table_20_Contents">SOGoSearchMinimumWordLength</text:p>
          </table:table-cell>
          <table:table-cell table:style-name="Table4.C29"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9"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text:soft-page-break/>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2">the type of <text:span text:style-name="T12">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2" office:value-type="string">
            <text:p text:style-name="P36">id</text:p>
          </table:table-cell>
          <table:table-cell table:style-name="Table5.C32" office:value-type="string">
            <text:p text:style-name="P42">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2" office:value-type="string">
            <text:p text:style-name="P36">CNFieldName</text:p>
          </table:table-cell>
          <table:table-cell table:style-name="Table5.C32" office:value-type="string">
            <text:p text:style-name="P42">the field that returns the complete name</text:p>
          </table:table-cell>
        </table:table-row>
        <table:table-row>
          <table:table-cell table:style-name="Table5.A2" office:value-type="string">
            <text:p text:style-name="P30"/>
          </table:table-cell>
          <table:table-cell table:style-name="Table5.B32" office:value-type="string">
            <text:p text:style-name="P36">IDFieldName</text:p>
          </table:table-cell>
          <table:table-cell table:style-name="Table5.C32" office:value-type="string">
            <text:p text:style-name="P42">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2" office:value-type="string">
            <text:p text:style-name="P36">UIDFieldName</text:p>
          </table:table-cell>
          <table:table-cell table:style-name="Table5.C32" office:value-type="string">
            <text:p text:style-name="P43">the field that returns the login name</text:p>
          </table:table-cell>
        </table:table-row>
        <table:table-row>
          <table:table-cell table:style-name="Table5.A2" office:value-type="string">
            <text:p text:style-name="P30"/>
          </table:table-cell>
          <table:table-cell table:style-name="Table5.B32" office:value-type="string">
            <text:p text:style-name="P36">MailFieldNames</text:p>
          </table:table-cell>
          <table:table-cell table:style-name="Table5.C32" office:value-type="string">
            <text:p text:style-name="P43">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2" office:value-type="string">
            <text:p text:style-name="P36">SearchFieldNames</text:p>
          </table:table-cell>
          <table:table-cell table:style-name="Table5.C32" office:value-type="string">
            <text:p text:style-name="P4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2" office:value-type="string">
            <text:p text:style-name="P36">IMAPHostFieldName (optional)</text:p>
          </table:table-cell>
          <table:table-cell table:style-name="Table5.C32" office:value-type="string">
            <text:p text:style-name="P43">the field that returns the IMAP hostname for the user</text:p>
          </table:table-cell>
        </table:table-row>
        <table:table-row>
          <table:table-cell table:style-name="Table5.A2" office:value-type="string">
            <text:p text:style-name="P30"/>
          </table:table-cell>
          <table:table-cell table:style-name="Table5.B32" office:value-type="string">
            <text:p text:style-name="P36">IMAPLoginFieldName (optional)</text:p>
          </table:table-cell>
          <table:table-cell table:style-name="Table5.C32" office:value-type="string">
            <text:p text:style-name="P43">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2" office:value-type="string">
            <text:p text:style-name="P36">baseDN</text:p>
          </table:table-cell>
          <table:table-cell table:style-name="Table5.C32" office:value-type="string">
            <text:p text:style-name="P43">the base DN of your user entries</text:p>
          </table:table-cell>
        </table:table-row>
        <table:table-row>
          <table:table-cell table:style-name="Table5.A2" office:value-type="string">
            <text:p text:style-name="P30"/>
          </table:table-cell>
          <table:table-cell table:style-name="Table5.B32" office:value-type="string">
            <text:p text:style-name="P36">KindFieldName (optional)</text:p>
          </table:table-cell>
          <table:table-cell table:style-name="Table5.C32" office:value-type="string">
            <text:p text:style-name="P43">if set, SOGo will try to determine if the value of the field corresponds to either “group”, “location” or “thing”. If that's the case, SOGo will consider the returned entry to be a resource.</text:p>
            <text:p text:style-name="P43"/>
            <text:p text:style-name="P4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2" office:value-type="string">
            <text:p text:style-name="P36">MultipleBookingsFieldName (optional)</text:p>
          </table:table-cell>
          <table:table-cell table:style-name="Table5.C32" office:value-type="string">
            <text:p text:style-name="P43">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2" office:value-type="string">
            <text:p text:style-name="P36">filter (optional)</text:p>
          </table:table-cell>
          <table:table-cell table:style-name="Table5.C32" office:value-type="string">
            <text:p text:style-name="P43">the LDAP filter</text:p>
          </table:table-cell>
        </table:table-row>
        <table:table-row>
          <table:table-cell table:style-name="Table5.A2" office:value-type="string">
            <text:p text:style-name="P30"/>
          </table:table-cell>
          <table:table-cell table:style-name="Table5.B32" office:value-type="string">
            <text:p text:style-name="P36">scope (optional)</text:p>
          </table:table-cell>
          <table:table-cell table:style-name="Table5.C32" office:value-type="string">
            <text:p text:style-name="P43">either BASE, ONE or SUB</text:p>
          </table:table-cell>
        </table:table-row>
        <table:table-row>
          <table:table-cell table:style-name="Table5.A2" office:value-type="string">
            <text:p text:style-name="P30"/>
          </table:table-cell>
          <table:table-cell table:style-name="Table5.B32" office:value-type="string">
            <text:p text:style-name="P36">bindDN</text:p>
          </table:table-cell>
          <table:table-cell table:style-name="Table5.C32" office:value-type="string">
            <text:p text:style-name="P43">the DN of the login name to use for binding to your server</text:p>
          </table:table-cell>
        </table:table-row>
        <table:table-row>
          <table:table-cell table:style-name="Table5.A2" office:value-type="string">
            <text:p text:style-name="P30"/>
          </table:table-cell>
          <table:table-cell table:style-name="Table5.B32" office:value-type="string">
            <text:p text:style-name="P36">bindPassword</text:p>
          </table:table-cell>
          <table:table-cell table:style-name="Table5.C32" office:value-type="string">
            <text:p text:style-name="P43">its password</text:p>
          </table:table-cell>
        </table:table-row>
        <table:table-row>
          <table:table-cell table:style-name="Table5.A2" office:value-type="string">
            <text:p text:style-name="P30"/>
          </table:table-cell>
          <table:table-cell table:style-name="Table5.B32" office:value-type="string">
            <text:p text:style-name="P36">bindAsCurrentUser</text:p>
          </table:table-cell>
          <table:table-cell table:style-name="Table5.C32" office:value-type="string">
            <text:p text:style-name="P4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2" office:value-type="string">
            <text:p text:style-name="P36">bindFields (optional)</text:p>
          </table:table-cell>
          <table:table-cell table:style-name="Table5.C32" office:value-type="string">
            <text:p text:style-name="P43">an array of fields to use when doing indirect binds</text:p>
          </table:table-cell>
        </table:table-row>
        <table:table-row>
          <table:table-cell table:style-name="Table5.A2" office:value-type="string">
            <text:p text:style-name="P30"/>
          </table:table-cell>
          <table:table-cell table:style-name="Table5.B32" office:value-type="string">
            <text:p text:style-name="P36">hostname</text:p>
          </table:table-cell>
          <table:table-cell table:style-name="Table5.C32" office:value-type="string">
            <text:p text:style-name="P43">a space-delimited list of LDAP hostnames or LDAP URLs</text:p>
          </table:table-cell>
        </table:table-row>
        <table:table-row>
          <table:table-cell table:style-name="Table5.A2" office:value-type="string">
            <text:p text:style-name="P30"/>
          </table:table-cell>
          <table:table-cell table:style-name="Table5.B32" office:value-type="string">
            <text:p text:style-name="P36">port</text:p>
          </table:table-cell>
          <table:table-cell table:style-name="Table5.C32" office:value-type="string">
            <text:p text:style-name="P43">port number of the LDAP server</text:p>
          </table:table-cell>
        </table:table-row>
        <table:table-row>
          <table:table-cell table:style-name="Table5.A2" office:value-type="string">
            <text:p text:style-name="P30"/>
          </table:table-cell>
          <table:table-cell table:style-name="Table5.B32" office:value-type="string">
            <text:p text:style-name="P36">encryption (optional)</text:p>
          </table:table-cell>
          <table:table-cell table:style-name="Table5.C32" office:value-type="string">
            <text:p text:style-name="P43">either SSL or STARTTLS</text:p>
          </table:table-cell>
        </table:table-row>
        <table:table-row>
          <table:table-cell table:style-name="Table5.A2" office:value-type="string">
            <text:p text:style-name="P30"/>
          </table:table-cell>
          <table:table-cell table:style-name="Table5.B32" office:value-type="string">
            <text:p text:style-name="P36">userPasswordAlgorithm</text:p>
          </table:table-cell>
          <table:table-cell table:style-name="Table5.C32" office:value-type="string">
            <text:p text:style-name="P42"><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2" office:value-type="string">
            <text:p text:style-name="P36">canAuthenticate</text:p>
          </table:table-cell>
          <table:table-cell table:style-name="Table5.C32" office:value-type="string">
            <text:p text:style-name="P43">If set to YES, this LDAP source is used for authentication</text:p>
          </table:table-cell>
        </table:table-row>
        <table:table-row>
          <table:table-cell table:style-name="Table5.A2" office:value-type="string">
            <text:p text:style-name="P30"/>
          </table:table-cell>
          <table:table-cell table:style-name="Table5.B32" office:value-type="string">
            <text:p text:style-name="P36">passwordPolicy</text:p>
          </table:table-cell>
          <table:table-cell table:style-name="Table5.C32" office:value-type="string">
            <text:p text:style-name="P4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2" office:value-type="string">
            <text:p text:style-name="P36">isAddressBook</text:p>
          </table:table-cell>
          <table:table-cell table:style-name="Table5.C32" office:value-type="string">
            <text:p text:style-name="P43">if set to YES, this LDAP source is used as a shared address book (with read-only access)</text:p>
          </table:table-cell>
        </table:table-row>
        <table:table-row>
          <table:table-cell table:style-name="Table5.A2" office:value-type="string">
            <text:p text:style-name="P30"/>
          </table:table-cell>
          <table:table-cell table:style-name="Table5.B32" office:value-type="string">
            <text:p text:style-name="P36">displayName (optional)</text:p>
          </table:table-cell>
          <table:table-cell table:style-name="Table5.C32" office:value-type="string">
            <text:p text:style-name="P43">if set as an address book, the human identification name of the LDAP repository</text:p>
          </table:table-cell>
        </table:table-row>
        <table:table-row>
          <table:table-cell table:style-name="Table5.A2" office:value-type="string">
            <text:p text:style-name="P30"/>
          </table:table-cell>
          <table:table-cell table:style-name="Table5.B32" office:value-type="string">
            <text:p text:style-name="P36">ModulesConstraints (optional)</text:p>
          </table:table-cell>
          <table:table-cell table:style-name="Table5.C32" office:value-type="string">
            <text:p text:style-name="P43">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2" office:value-type="string">
            <text:p text:style-name="P36">mapping</text:p>
          </table:table-cell>
          <table:table-cell table:style-name="Table5.C32" office:value-type="string">
            <text:p text:style-name="P43">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0"/>
          </table:table-cell>
          <table:table-cell table:style-name="Table5.B32" office:value-type="string">
            <text:p text:style-name="P36">objectClasses</text:p>
          </table:table-cell>
          <table:table-cell table:style-name="Table5.C32" office:value-type="string">
            <text:p text:style-name="P4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2" office:value-type="string">
            <text:p text:style-name="P36">modifiers</text:p>
          </table:table-cell>
          <table:table-cell table:style-name="Table5.C32" office:value-type="string">
            <text:p text:style-name="P43">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2" office:value-type="string">
            <text:p text:style-name="P36">abOU</text:p>
          </table:table-cell>
          <table:table-cell table:style-name="Table5.C32" office:value-type="string">
            <text:p text:style-name="P4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45349980" text:style-name="L13">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2">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2">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0">database URL of the view used by SOGo. The view expects columns to be present. Required columns are :</text:p>
            <text:list xml:id="list786197817" text:continue-list="list354608396" text:style-name="L12">
              <text:list-header>
                <text:p text:style-name="P74">• <text:span text:style-name="T8">c_uid</text:span> : will be used for authentication – it's a username or username@domain.tld</text:p>
                <text:p text:style-name="P74">• <text:span text:style-name="T8">c_name</text:span> : will be used to uniquely identify entries – which can be identical to c_uid </text:p>
                <text:p text:style-name="P74">• <text:span text:style-name="T8">c_password</text:span> : password of the user, plain text, crypt, md5 or sha encoded </text:p>
                <text:p text:style-name="P74">• <text:span text:style-name="T8">c_cn</text:span> : the user's common name</text:p>
                <text:p text:style-name="P74">• <text:span text:style-name="T8">mail</text:span> : the user's email address</text:p>
                <text:p text:style-name="P75">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2"><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EncryptionScheme </text:p>
          </table:table-cell>
          <table:table-cell table:style-name="Table8.C7" office:value-type="string">
            <text:p text:style-name="P42">The default behaviour is to store newly set passwords without the scheme (default: prependEncryptionScheme = NO) . <text:line-break/>This can be overridden by setting  prependEncryptionScheme to YES and will result in passwords stored as <text:span text:style-name="T8">{scheme}encryptedPass</text:span>. </text:p>
          </table:table-cell>
        </table:table-row>
        <text:soft-page-break/>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3">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9">isAddressBook</text:p>
          </table:table-cell>
          <table:table-cell table:style-name="Table8.B8" office:value-type="string">
            <text:p text:style-name="P44">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9">authenticationFilter (optional)</text:p>
          </table:table-cell>
          <table:table-cell table:style-name="Table8.B8" office:value-type="string">
            <text:p text:style-name="P44">a filter that limits which users can authenticate from this source</text:p>
          </table:table-cell>
        </table:table-row>
        <table:table-row table:style-name="Table8.1">
          <table:table-cell table:style-name="Table8.A17" office:value-type="string">
            <text:p text:style-name="P30"/>
          </table:table-cell>
          <table:table-cell table:style-name="Table8.B8" office:value-type="string">
            <text:p text:style-name="P29">displayName (optional)</text:p>
          </table:table-cell>
          <table:table-cell table:style-name="Table8.B8" office:value-type="string">
            <text:p text:style-name="P44">if set as an address book, the human identification name of the SQL repository</text:p>
          </table:table-cell>
        </table:table-row>
        <table:table-row table:style-name="Table8.1">
          <table:table-cell table:style-name="Table8.A17" office:value-type="string">
            <text:p text:style-name="P31"/>
          </table:table-cell>
          <table:table-cell table:style-name="Table8.B8" office:value-type="string">
            <text:p text:style-name="P29">LoginFieldNames (optional)</text:p>
          </table:table-cell>
          <table:table-cell table:style-name="Table8.B8" office:value-type="string">
            <text:p text:style-name="P4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29">MailFieldNames (optional)</text:p>
          </table:table-cell>
          <table:table-cell table:style-name="Table8.B8" office:value-type="string">
            <text:p text:style-name="P4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0"/>
          </table:table-cell>
          <table:table-cell table:style-name="Table8.B8" office:value-type="string">
            <text:p text:style-name="P29">IMAPHostFieldName (optional)</text:p>
          </table:table-cell>
          <table:table-cell table:style-name="Table8.B8" office:value-type="string">
            <text:p text:style-name="P44">the field that returns the IMAP hostname for the user</text:p>
          </table:table-cell>
        </table:table-row>
        <table:table-row table:style-name="Table8.1">
          <table:table-cell table:style-name="Table8.A17" office:value-type="string">
            <text:p text:style-name="P30"/>
          </table:table-cell>
          <table:table-cell table:style-name="Table8.B8" office:value-type="string">
            <text:p text:style-name="P36">IMAPLoginFieldName (optional)</text:p>
          </table:table-cell>
          <table:table-cell table:style-name="Table8.B8" office:value-type="string">
            <text:p text:style-name="P43">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36">KindFieldName (optional)</text:p>
          </table:table-cell>
          <table:table-cell table:style-name="Table8.B8" office:value-type="string">
            <text:p text:style-name="P43">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7" office:value-type="string">
            <text:p text:style-name="P30"/>
          </table:table-cell>
          <table:table-cell table:style-name="Table8.B8" office:value-type="string">
            <text:p text:style-name="P36">MultipleBookingsFieldName (optional)</text:p>
          </table:table-cell>
          <table:table-cell table:style-name="Table8.B8" office:value-type="string">
            <text:p text:style-name="P43">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0"/>
          </table:table-cell>
          <table:table-cell table:style-name="Table8.B8" office:value-type="string">
            <text:p text:style-name="P36">DomainFieldName (optional)</text:p>
          </table:table-cell>
          <table:table-cell table:style-name="Table8.B8" office:value-type="string">
            <text:p text:style-name="P4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text:soft-page-break/>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0">•<text:span text:style-name="Code_20__28_inline_29_"> imaps:</text:span><text:span text:style-name="Code_20__28_inline_29_"><text:span text:style-name="T16">//localhost:993</text:span></text:span></text:p>
                <text:p text:style-name="P60"><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309836998" text:continue-numbering="true" text:style-name="L12">
              <text:list-header>
                <text:p text:style-name="P60">•<text:span text:style-name="Code_20__28_inline_29_"> sie</text:span><text:span text:style-name="Code_20__28_inline_29_"><text:span text:style-name="T16">ve://localhost</text:span></text:span></text:p>
                <text:p text:style-name="P60"><text:span text:style-name="T12">•</text:span><text:span text:style-name="Code_20__28_inline_29_"> </text:span><text:span text:style-name="Code_20__28_inline_29_"><text:span text:style-name="T16">sieve://localhost:2000</text:span></text:span></text:p>
                <text:p text:style-name="P60"><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2080071728" text:continue-numbering="true" text:style-name="L12">
              <text:list-header>
                <text:p text:style-name="P69">• YES</text:p>
                <text:p text:style-name="P69">• NO</text:p>
                <text:p text:style-name="P72">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IMAPAclStyle</text:p>
          </table:table-cell>
          <table:table-cell table:style-name="Table10.C12" office:value-type="string">
            <text:list xml:id="list1029249653" text:continue-list="list1457646380" text:style-name="L2">
              <text:list-header>
                <text:p text:style-name="P58">Parameter used to specify which RFC the IMAP server implements with respect to ACLs. Possible values are :</text:p>
              </text:list-header>
            </text:list>
            <text:list xml:id="list768148056" text:continue-list="list2080071728" text:style-name="L12">
              <text:list-header>
                <text:p text:style-name="P60">•<text:span text:style-name="Code_20__28_inline_29_"> </text:span><text:span text:style-name="Code_20__28_inline_29_"><text:span text:style-name="T16">rfc2086</text:span></text:span></text:p>
                <text:p text:style-name="P60"><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890181845" text:continue-numbering="true"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709004914" text:continue-numbering="true" text:style-name="L12">
              <text:list-header>
                <text:p text:style-name="P60">•<text:span text:style-name="Code_20__28_inline_29_"> Cal</text:span><text:span text:style-name="Code_20__28_inline_29_"><text:span text:style-name="T16">endar</text:span></text:span></text:p>
                <text:p text:style-name="P60"><text:span text:style-name="T16">•</text:span><text:span text:style-name="Code_20__28_inline_29_"><text:span text:style-name="T16"> Mail</text:span></text:span></text:p>
                <text:p text:style-name="P60"><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 office:value-type="string">
            <text:p text:style-name="P38">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0">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ext:soft-page-break/>
        <table:table-row>
          <table:table-cell table:style-name="Table11.A2" office:value-type="string">
            <text:p text:style-name="P30">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2154642112" text:continue-list="list1029249653" text:style-name="L2">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1.A2" office:value-type="string">
            <text:p text:style-name="P30">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201563093" text:continue-numbering="true" text:style-name="L2">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13" office:value-type="string">
            <text:p text:style-name="P39">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14" office:value-type="string">
            <text:p text:style-name="P39">SOGoDefaultCalendar</text:p>
          </table:table-cell>
          <table:table-cell table:style-name="Table11.C14" office:value-type="string">
            <text:p text:style-name="Table_20_Contents">Parameter used to specify which calendar is used when creating an event or a task. Possible values are :</text:p>
            <text:list xml:id="list1237518802" text:continue-numbering="true" text:style-name="L2">
              <text:list-header>
                <text:p text:style-name="P59">•<text:span text:style-name="Code_20__28_inline_29_"> s</text:span><text:span text:style-name="Code_20__28_inline_29_"><text:span text:style-name="T16">elected</text:span></text:span></text:p>
                <text:p text:style-name="P59"><text:span text:style-name="T16">•</text:span><text:span text:style-name="Code_20__28_inline_29_"><text:span text:style-name="T16"> personal</text:span></text:span></text:p>
                <text:p text:style-name="P59"><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ext:soft-page-break/>
        <table:table-row>
          <table:table-cell table:style-name="Table11.A2" office:value-type="string">
            <text:p text:style-name="P30">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747710089" text:continue-numbering="true" text:style-name="L2">
              <text:list-header>
                <text:p text:style-name="P59">•<text:span text:style-name="Code_20__28_inline_29_"> Jan</text:span><text:span text:style-name="Code_20__28_inline_29_"><text:span text:style-name="T16">uary1</text:span></text:span></text:p>
                <text:p text:style-name="P59"><text:span text:style-name="T16">•</text:span><text:span text:style-name="Code_20__28_inline_29_"><text:span text:style-name="T16"> First4DayWeek</text:span></text:span></text:p>
                <text:p text:style-name="P59"><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1984973296" text:continue-numbering="true" text:style-name="L2">
              <text:list-header>
                <text:p text:style-name="P59">•<text:span text:style-name="Code_20__28_inline_29_"> inl</text:span><text:span text:style-name="Code_20__28_inline_29_"><text:span text:style-name="T16">ine</text:span></text:span></text:p>
                <text:p text:style-name="P59"><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ext:soft-page-break/>
        <table:table-row>
          <table:table-cell table:style-name="Table11.A2" office:value-type="string">
            <text:p text:style-name="P30">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30"/>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436055797" text:continue-numbering="true" text:style-name="L2">
              <text:list-header>
                <text:p text:style-name="P59">•<text:span text:style-name="Code_20__28_inline_29_"> a</text:span><text:span text:style-name="Code_20__28_inline_29_"><text:span text:style-name="T16">bove</text:span></text:span></text:p>
                <text:p text:style-name="P59"><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723902685" text:continue-numbering="true" text:style-name="L2">
              <text:list-header>
                <text:p text:style-name="P59">•<text:span text:style-name="Code_20__28_inline_29_"> abov</text:span><text:span text:style-name="Code_20__28_inline_29_"><text:span text:style-name="T16">e</text:span></text:span></text:p>
                <text:p text:style-name="P59"><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2078871188" text:continue-numbering="true" text:style-name="L2">
              <text:list-header>
                <text:p text:style-name="P59">•<text:span text:style-name="Code_20__28_inline_29_"> te</text:span><text:span text:style-name="Code_20__28_inline_29_"><text:span text:style-name="T16">xt</text:span></text:span></text:p>
                <text:p text:style-name="P59"><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3" office:value-type="string">
            <text:p text:style-name="P5">SOGoEnableEMailAlarms</text:p>
          </table:table-cell>
          <table:table-cell table:style-name="Table11.C33"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0">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7">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8"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8"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8"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7"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8">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2" text:outline-level="1"/>
      <text:h text:style-name="P7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04</meta:editing-cycles>
    <meta:editing-duration>P11DT5H58M52S</meta:editing-duration>
    <dc:date>2012-06-21T14:11:57</dc:date>
    <dc:creator>Ludovic Marcotte</dc:creator>
    <meta:document-statistic meta:table-count="13" meta:image-count="4" meta:object-count="0" meta:page-count="49" meta:paragraph-count="1132" meta:word-count="10106" meta:character-count="66781" meta:non-whitespace-character-count="57242"/>
    <meta:user-defined meta:name="Info 1"/>
    <meta:user-defined meta:name="Info 2"/>
    <meta:user-defined meta:name="Info 3"/>
    <meta:user-defined meta:name="Info 4"/>
  </office:meta>
</office:document-meta>
</file>